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360000016648E78394.png" manifest:media-type="image/png"/>
  <manifest:file-entry manifest:full-path="Pictures/100000010000038B00000150CE23814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2" text:anchor-type="char" svg:width="17cm" svg:height="7.403cm" draw:z-index="1"><draw:image xlink:href="Pictures/10000001000003360000016648E78394.png" xlink:type="simple" xlink:show="embed" xlink:actuate="onLoad" draw:mime-type="image/png"/></draw:frame></text:p>
      <text:p text:style-name="Standard"/>
      <text:p text:style-name="Standard"><draw:frame draw:style-name="fr1" draw:name="Image1" text:anchor-type="char" svg:width="17cm" svg:height="6.297cm" draw:z-index="0"><draw:image xlink:href="Pictures/100000010000038B00000150CE2381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1T02:18:38.189582300</meta:creation-date>
    <dc:date>2026-03-21T03:30:32.916111300</dc:date>
    <meta:editing-duration>PT1H1M3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6.2.0.3$Windows_X86_64 LibreOffice_project/620$Build-3</meta:generator>
  </office:meta>
</office:document-meta>
</file>